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4.295cm"/>
    </style:style>
    <style:style style:name="gr2"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Project Part 3: Mysql performance</text:p>
          </draw:text-box>
        </draw:frame>
        <draw:frame draw:style-name="gr1" draw:text-style-name="P1" draw:layer="layout" svg:width="4.795cm" svg:height="0.962cm" svg:x="11.715cm" svg:y="11.176cm">
          <draw:text-box>
            <text:p>Jordan Cantrell</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Why Mysql?</text:p>
          </draw:text-box>
        </draw:frame>
        <draw:frame presentation:style-name="pr4" draw:layer="layout" svg:width="25.199cm" svg:height="12.179cm" svg:x="1.4cm" svg:y="4.914cm" presentation:class="outline" presentation:user-transformed="true">
          <draw:text-box>
            <text:list text:style-name="L2">
              <text:list-item>
                <text:p>Mysql is free</text:p>
              </text:list-item>
              <text:list-item>
                <text:p>Postgresql crashed on my system</text:p>
              </text:list-item>
              <text:list-item>
                <text:p>Most popular open-source DBMS</text:p>
              </text:list-item>
            </text:list>
          </draw:text-box>
        </draw:frame>
        <presentation:notes draw:style-name="dp2">
          <draw:page-thumbnail draw:style-name="gr2"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Summary and Goals</text:p>
          </draw:text-box>
        </draw:frame>
        <draw:frame presentation:style-name="pr7" draw:layer="layout" svg:width="25.199cm" svg:height="12.179cm" svg:x="1.4cm" svg:y="4.914cm" presentation:class="outline" presentation:user-transformed="true">
          <draw:text-box>
            <text:list text:style-name="L2">
              <text:list-item>
                <text:p>Learning how to use a DBMS system</text:p>
              </text:list-item>
              <text:list-item>
                <text:p>Examine how different Mysql parameters affect performance and query times</text:p>
              </text:list-item>
              <text:list-item>
                <text:p>Experiment done by running whole benchmark, for different sizes (10k, 100k, 1m tuples), running each query 10 times for each size, discarding the first and last run times, and averaging the remaining 8 times. This process is done with and without the parameter the experiment is investigating.</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Experiment 1</text:p>
          </draw:text-box>
        </draw:frame>
        <draw:frame presentation:style-name="pr7" draw:layer="layout" svg:width="25.199cm" svg:height="12.179cm" svg:x="1.4cm" svg:y="4.914cm" presentation:class="outline">
          <draw:text-box>
            <text:list text:style-name="L2">
              <text:list-item>
                <text:p>Analyze the effect of relation size on performance</text:p>
              </text:list-item>
              <text:list-item>
                <text:p>Expect queries to run more slowly as relations grow, especially when relations no longer fits in memory</text:p>
              </text:list-item>
              <text:list-item>
                <text:p>queries 1 and 2 from wisconsin benchmark</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Experiment 1 - Results</text:p>
          </draw:text-box>
        </draw:frame>
        <draw:frame presentation:style-name="pr7" draw:layer="layout" svg:width="25.199cm" svg:height="12.179cm" svg:x="1.4cm" svg:y="4.914cm" presentation:class="outline">
          <draw:text-box>
            <text:list text:style-name="L2">
              <text:list-item>
                <text:p>Query 1 average time (s), 10000 tuples: 0.022</text:p>
              </text:list-item>
              <text:list-item>
                <text:p>Query 1 average time (s), 100000 tuples: 0.025</text:p>
              </text:list-item>
              <text:list-item>
                <text:p>Query 1 average time (s), 1000000 tuples: 2.21</text:p>
              </text:list-item>
              <text:list-item>
                <text:p>Query 2 average time (s), 1000000 tuples: 1.98</text:p>
              </text:list-item>
              <text:list-item>
                <text:p>Query 2 average time (s), 100000 tuples: 0.023</text:p>
              </text:list-item>
              <text:list-item>
                <text:p>Query 2 average time (s), 10000 tuples:0.019</text:p>
              </text:list-item>
            </text:list>
          </draw:text-box>
        </draw:frame>
        <presentation:notes draw:style-name="dp2">
          <draw:page-thumbnail draw:style-name="gr2"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Experiment 2 - Outline</text:p>
          </draw:text-box>
        </draw:frame>
        <draw:frame presentation:style-name="pr7" draw:layer="layout" svg:width="25.199cm" svg:height="12.179cm" svg:x="1.4cm" svg:y="4.914cm" presentation:class="outline">
          <draw:text-box>
            <text:list text:style-name="L2">
              <text:list-item>
                <text:p>condition_fanout_filter</text:p>
              </text:list-item>
              <text:list-item>
                <text:p>Helps estimate clause selectivity and process smaller-result operations first</text:p>
              </text:list-item>
              <text:list-item>
                <text:p>query 10 </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Experiment 2 - Results</text:p>
          </draw:text-box>
        </draw:frame>
        <draw:frame presentation:style-name="pr7" draw:layer="layout" svg:width="25.199cm" svg:height="12.179cm" svg:x="1.4cm" svg:y="4.914cm" presentation:class="outline">
          <draw:text-box>
            <text:list text:style-name="L2">
              <text:list-item>
                <text:p>Average time (on): 0.00686</text:p>
              </text:list-item>
              <text:list-item>
                <text:p>Average time (off): 0.00814</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Experiment 3 - Outline</text:p>
          </draw:text-box>
        </draw:frame>
        <draw:frame presentation:style-name="pr7" draw:layer="layout" svg:width="25.199cm" svg:height="12.179cm" svg:x="1.4cm" svg:y="4.914cm" presentation:class="outline" presentation:user-transformed="true">
          <draw:text-box>
            <text:list text:style-name="L2">
              <text:list-item>
                <text:p>Investigate effect of buffer pool size on system performance</text:p>
              </text:list-item>
              <text:list-item>
                <text:p>Queries 6 and 9</text:p>
              </text:list-item>
              <text:list-item>
                <text:p>128 MB default, 256 MB test value</text:p>
              </text:list-item>
            </text:list>
          </draw:text-box>
        </draw:frame>
        <presentation:notes draw:style-name="dp2">
          <draw:page-thumbnail draw:style-name="gr2"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Experiment 3 - Results</text:p>
          </draw:text-box>
        </draw:frame>
        <draw:frame presentation:style-name="pr7" draw:layer="layout" svg:width="25.199cm" svg:height="12.179cm" svg:x="1.4cm" svg:y="4.914cm" presentation:class="outline">
          <draw:text-box>
            <text:list text:style-name="L2">
              <text:list-item>
                <text:p>Query 6, 128MB: 1.94</text:p>
              </text:list-item>
              <text:list-item>
                <text:p>Query 9, 128MB: 2.01</text:p>
              </text:list-item>
              <text:list-item>
                <text:p>Query 6, 256MB: 2.09</text:p>
              </text:list-item>
              <text:list-item>
                <text:p>Query 9: 256MB: 2.08</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presentation:user-transformed="true">
          <draw:text-box>
            <text:p>Experiment 4 – Outline</text:p>
          </draw:text-box>
        </draw:frame>
        <draw:frame presentation:style-name="pr7" draw:layer="layout" svg:width="25.199cm" svg:height="12.179cm" svg:x="1.4cm" svg:y="4.914cm" presentation:class="outline">
          <draw:text-box>
            <text:list text:style-name="L2">
              <text:list-item>
                <text:p>Disallow nested block loop algorithm – will Mysql use other, faster algorithms?</text:p>
              </text:list-item>
              <text:list-item>
                <text:p>Queries 10 and 11</text:p>
              </text:list-item>
              <text:list-item>
                <text:p>I expect the queries not to run any faster, because Mysql should probably be using other algorithms for join.</text:p>
              </text:list-item>
            </text:list>
          </draw:text-box>
        </draw:frame>
        <presentation:notes draw:style-name="dp2">
          <draw:page-thumbnail draw:style-name="gr2"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draw:text-box>
            <text:p>Experiment 4 - Results</text:p>
          </draw:text-box>
        </draw:frame>
        <draw:frame presentation:style-name="pr7" draw:layer="layout" svg:width="25.199cm" svg:height="12.179cm" svg:x="1.4cm" svg:y="4.914cm" presentation:class="outline" presentation:user-transformed="true">
          <draw:text-box>
            <text:list text:style-name="L2">
              <text:list-item>
                <text:p>Query 10, allowed: 2.10</text:p>
              </text:list-item>
              <text:list-item>
                <text:p>Query 11, allowed: 1.98</text:p>
              </text:list-item>
              <text:list-item>
                <text:p>Query 10, disallowed: 2.05</text:p>
              </text:list-item>
              <text:list-item>
                <text:p>Query 11, disallowed: 2.05</text:p>
              </text:list-item>
            </text:list>
          </draw:text-box>
        </draw:frame>
        <presentation:notes draw:style-name="dp2">
          <draw:page-thumbnail draw:style-name="gr2"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Conclusions</text:p>
          </draw:text-box>
        </draw:frame>
        <draw:frame presentation:style-name="pr7" draw:layer="layout" svg:width="25.199cm" svg:height="12.179cm" svg:x="1.4cm" svg:y="4.914cm" presentation:class="outline" presentation:user-transformed="true">
          <draw:text-box>
            <text:list text:style-name="L2">
              <text:list-item>
                <text:p>Increasing relation size does slow down query execution time</text:p>
              </text:list-item>
              <text:list-item>
                <text:p>The default options were carefully chosen by smart people, and are usually faster than non-default options for system parameters</text:p>
              </text:list-item>
            </text:list>
          </draw:text-box>
        </draw:frame>
        <presentation:notes draw:style-name="dp2">
          <draw:page-thumbnail draw:style-name="gr2"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presentation:user-transformed="true">
          <draw:text-box>
            <text:p>Lessons Learned</text:p>
          </draw:text-box>
        </draw:frame>
        <draw:frame presentation:style-name="pr7" draw:layer="layout" svg:width="25.199cm" svg:height="12.179cm" svg:x="1.4cm" svg:y="4.914cm" presentation:class="outline" presentation:user-transformed="true">
          <draw:text-box>
            <text:list text:style-name="L2">
              <text:list-item>
                <text:p>Begin projects early!</text:p>
              </text:list-item>
              <text:list-item>
                <text:p>Know the limits of your system (Mysql would hang when running the benchmark with &gt;1Million tuples)</text:p>
              </text:list-item>
            </text:list>
          </draw:text-box>
        </draw:frame>
        <presentation:notes draw:style-name="dp2">
          <draw:page-thumbnail draw:style-name="gr2"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1T20:03:42.639710257</meta:creation-date>
    <meta:editing-duration>PT12H2M29S</meta:editing-duration>
    <meta:editing-cycles>4</meta:editing-cycles>
    <meta:generator>LibreOffice/6.0.7.3$Linux_X86_64 LibreOffice_project/00m0$Build-3</meta:generator>
    <dc:title>Blue Curve</dc:title>
    <dc:date>2019-06-14T10:04:54.857592002</dc:date>
    <meta:document-statistic meta:object-count="87"/>
  </office:meta>
</office:document-meta>
</file>